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xtImpl.remove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extImpl.replaceWholeText( String content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21">
            <text:p text:style-name="Table_20_Contents">21</text:p>
          </table:table-cell>
          <table:table-cell office:value-type="float" office:value="65">
            <text:p text:style-name="Table_20_Contents">65</text:p>
          </table:table-cell>
        </table:table-row>
        <table:table-row>
          <table:table-cell office:value-type="string">
            <text:p text:style-name="Table_20_Contents">TextImpl.isIgnorableWhitesp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xtImpl.getNod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Impl.canModifyPrev( Node nod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TextImpl.getWholeTextForward( Node node , StringBuffer buffer , Node par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TextImpl.getNod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Impl.getWholeTex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extImpl.setIgnorableWhitespace( boolean ignor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xtImpl.TextImpl( CoreDocumentImpl ownerDoc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Impl.splitText( int offse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TextImpl.hasTextOnlyChildren( Node nod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TextImpl.isElementContentWhitesp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xtImpl.canModifyNext( Node nod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TextImpl.Text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xtImpl.getWholeTextBackward( Node node , StringBuffer buffer , Node par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TextImpl.replaceData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Impl.setValues( CoreDocumentImpl ownerDoc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xtImpl.insertTextContent( StringBuffer bu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